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DejaVu Sans" svg:font-family="'DejaVu Sans'" style:font-family-generic="modern"/>
    <style:font-face style:name="DejaVu Sans Mono" svg:font-family="'DejaVu Sans Mono'" style:font-family-generic="modern"/>
    <style:font-face style:name="Times New Roman2" svg:font-family="'Times New Roman'" style:font-family-generic="modern"/>
    <style:font-face style:name="Liberation Serif1" svg:font-family="'Liberation Serif'" style:font-family-generic="roman"/>
    <style:font-face style:name="Verdana" svg:font-family="Verdana" style:font-family-generic="roman"/>
    <style:font-face style:name="MS Trebuchet" svg:font-family="'MS Trebuchet'" style:font-family-generic="swiss"/>
    <style:font-face style:name="OpenSymbol" svg:font-family="OpenSymbol, 'Arial Unicode MS'" style:font-family-generic="system"/>
    <style:font-face style:name="Times New Roman1" svg:font-family="'Times New Roman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803cm" fo:margin-left="0.079cm" table:align="left"/>
    </style:style>
    <style:style style:name="Table1.A" style:family="table-column">
      <style:table-column-properties style:column-width="9.001cm"/>
    </style:style>
    <style:style style:name="Table1.B" style:family="table-column">
      <style:table-column-properties style:column-width="8.802cm"/>
    </style:style>
    <style:style style:name="Table1.1" style:family="table-row">
      <style:table-row-properties style:min-row-height="0.482cm" style:use-optimal-row-height="false"/>
    </style:style>
    <style:style style:name="Table1.A1" style:family="table-cell">
      <style:table-cell-properties fo:padding="0.097cm" fo:border-left="1pt solid #000000" fo:border-right="none" fo:border-top="1pt solid #000000" fo:border-bottom="1pt solid #000000"/>
    </style:style>
    <style:style style:name="Table1.B1" style:family="table-cell">
      <style:table-cell-properties fo:padding="0.097cm" fo:border="1pt solid #000000"/>
    </style:style>
    <style:style style:name="Table2" style:family="table">
      <style:table-properties style:width="13.561cm" fo:margin-left="0.042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6.197cm"/>
    </style:style>
    <style:style style:name="Table2.C" style:family="table-column">
      <style:table-column-properties style:column-width="3.053cm"/>
    </style:style>
    <style:style style:name="Table2.D" style:family="table-column">
      <style:table-column-properties style:column-width="3.147cm"/>
    </style:style>
    <style:style style:name="Table2.A1" style:family="table-cell">
      <style:table-cell-properties fo:padding="0.097cm" fo:border-left="1pt solid #000000" fo:border-right="none" fo:border-top="1pt solid #000000" fo:border-bottom="1pt solid #000000"/>
    </style:style>
    <style:style style:name="Table2.D1" style:family="table-cell">
      <style:table-cell-properties fo:padding="0.097cm" fo:border="1pt solid #000000"/>
    </style:style>
    <style:style style:name="Table2.A2" style:family="table-cell">
      <style:table-cell-properties style:vertical-align="bottom" fo:padding="0.097cm" fo:border-left="1pt solid #000000" fo:border-right="none" fo:border-top="none" fo:border-bottom="1pt solid #000000"/>
    </style:style>
    <style:style style:name="Table2.B2" style:family="table-cell">
      <style:table-cell-properties fo:padding="0.097cm" fo:border-left="1pt solid #000000" fo:border-right="none" fo:border-top="none" fo:border-bottom="1pt solid #000000"/>
    </style:style>
    <style:style style:name="Table2.C2" style:family="table-cell">
      <style:table-cell-properties fo:padding="0.097cm" fo:border-left="1pt solid #000000" fo:border-right="none" fo:border-top="none" fo:border-bottom="1pt solid #000000"/>
    </style:style>
    <style:style style:name="Table2.D2" style:family="table-cell">
      <style:table-cell-properties fo:padding="0.097cm" fo:border-left="1pt solid #000000" fo:border-right="1pt solid #000000" fo:border-top="none" fo:border-bottom="1pt solid #000000"/>
    </style:style>
    <style:style style:name="Table2.B3" style:family="table-cell">
      <style:table-cell-properties fo:padding="0.097cm" fo:border-left="1pt solid #000000" fo:border-right="none" fo:border-top="none" fo:border-bottom="1pt solid #000000"/>
    </style:style>
    <style:style style:name="Table2.C3" style:family="table-cell">
      <style:table-cell-properties fo:padding="0.097cm" fo:border-left="1pt solid #000000" fo:border-right="none" fo:border-top="none" fo:border-bottom="1pt solid #000000"/>
    </style:style>
    <style:style style:name="Table2.D3" style:family="table-cell">
      <style:table-cell-properties fo:padding="0.097cm" fo:border-left="1pt solid #000000" fo:border-right="1pt solid #000000" fo:border-top="none" fo:border-bottom="1pt solid #000000"/>
    </style:style>
    <style:style style:name="Table2.B4" style:family="table-cell">
      <style:table-cell-properties fo:padding="0.097cm" fo:border-left="1pt solid #000000" fo:border-right="none" fo:border-top="none" fo:border-bottom="1pt solid #000000"/>
    </style:style>
    <style:style style:name="Table2.C4" style:family="table-cell">
      <style:table-cell-properties fo:padding="0.097cm" fo:border-left="1pt solid #000000" fo:border-right="none" fo:border-top="none" fo:border-bottom="1pt solid #000000"/>
    </style:style>
    <style:style style:name="Table2.D4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0pt" fo:language="en" fo:country="GB" fo:font-style="italic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justify" style:justify-single-word="false"/>
      <style:text-properties fo:font-size="10pt" fo:language="en" fo:country="GB" fo:font-style="italic" style:font-size-asian="10pt" style:font-style-asian="italic" style:font-size-complex="10pt" style:font-style-complex="italic"/>
    </style:style>
    <style:style style:name="P4" style:family="paragraph" style:parent-style-name="Standard">
      <style:text-properties fo:font-size="10pt" fo:language="en" fo:country="GB" fo:font-style="italic" officeooo:paragraph-rsid="0007b2f9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text-align="justify" style:justify-single-word="false"/>
      <style:text-properties fo:font-size="10pt" fo:language="en" fo:country="GB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text-properties style:font-name="Trebuchet MS" fo:font-size="10pt" style:font-size-asian="10pt" style:font-size-complex="10pt"/>
    </style:style>
    <style:style style:name="P9" style:family="paragraph" style:parent-style-name="Standard">
      <style:text-properties officeooo:paragraph-rsid="0007b2f9"/>
    </style:style>
    <style:style style:name="P10" style:family="paragraph" style:parent-style-name="Table_20_Contents">
      <style:paragraph-properties style:snap-to-layout-grid="false"/>
    </style:style>
    <style:style style:name="P11" style:family="paragraph" style:parent-style-name="Normal">
      <style:paragraph-properties fo:line-height="200%"/>
    </style:style>
    <style:style style:name="P12" style:family="paragraph" style:parent-style-name="WW-Table_20_Heading1">
      <style:paragraph-properties style:snap-to-layout-grid="false"/>
      <style:text-properties fo:font-size="10pt" fo:language="en" fo:country="GB" style:font-size-asian="10pt" style:font-size-complex="10pt" style:font-style-complex="normal" style:font-weight-complex="normal"/>
    </style:style>
    <style:style style:name="P13" style:family="paragraph" style:parent-style-name="WW-Table_20_Contents1">
      <style:paragraph-properties fo:text-align="end" style:justify-single-word="false" style:snap-to-layout-grid="false"/>
      <style:text-properties fo:font-size="10pt" fo:language="en" fo:country="GB" style:font-size-asian="10pt" style:font-size-complex="10pt"/>
    </style:style>
    <style:style style:name="P14" style:family="paragraph" style:parent-style-name="WW-Table_20_Contents1">
      <style:paragraph-properties style:snap-to-layout-grid="false"/>
      <style:text-properties fo:font-size="10pt" fo:language="en" fo:country="GB" style:font-size-asian="10pt" style:font-size-complex="10pt"/>
    </style:style>
    <style:style style:name="P15" style:family="paragraph" style:parent-style-name="WW-Table_20_Contents1">
      <style:paragraph-properties fo:text-align="center" style:justify-single-word="false" style:snap-to-layout-grid="false"/>
      <style:text-properties fo:font-size="10pt" fo:language="en" fo:country="GB" officeooo:rsid="0007b2f9" officeooo:paragraph-rsid="0007b2f9" style:font-size-asian="10pt" style:font-size-complex="10pt"/>
    </style:style>
    <style:style style:name="P16" style:family="paragraph" style:parent-style-name="WW-Table_20_Contents1">
      <style:paragraph-properties style:snap-to-layout-grid="false"/>
      <style:text-properties fo:font-size="10pt" fo:language="en" fo:country="GB" officeooo:rsid="0007b2f9" officeooo:paragraph-rsid="0007b2f9" style:font-size-asian="10pt" style:font-size-complex="10pt"/>
    </style:style>
    <style:style style:name="P17" style:family="paragraph" style:parent-style-name="WW-Table_20_Contents1">
      <style:paragraph-properties fo:text-align="end" style:justify-single-word="false" style:snap-to-layout-grid="false"/>
      <style:text-properties fo:font-size="10pt" fo:language="en" fo:country="GB" officeooo:rsid="0007b2f9" officeooo:paragraph-rsid="0007b2f9" style:font-size-asian="10pt" style:font-size-complex="10pt"/>
    </style:style>
    <style:style style:name="P18" style:family="paragraph" style:parent-style-name="Text_20_body">
      <style:text-properties style:font-name="Courier New" fo:font-size="10pt" fo:language="en" fo:country="GB" style:font-size-asian="10pt" style:font-name-complex="Courier New" style:font-size-complex="10pt"/>
    </style:style>
    <style:style style:name="P19" style:family="paragraph" style:parent-style-name="List_20_Paragraph">
      <style:text-properties style:font-name="Trebuchet MS" fo:font-size="10pt" style:font-size-asian="10pt" style:font-size-complex="10pt"/>
    </style:style>
    <style:style style:name="P20" style:family="paragraph" style:parent-style-name="List_20_Paragraph">
      <style:paragraph-properties fo:margin-left="1.905cm" fo:margin-right="0cm" fo:text-indent="-0.635cm" style:auto-text-indent="false">
        <style:tab-stops/>
      </style:paragraph-properties>
      <style:text-properties fo:font-size="10pt" style:font-size-asian="10pt" style:font-size-complex="10pt"/>
    </style:style>
    <style:style style:name="P21" style:family="paragraph" style:parent-style-name="List_20_Paragraph">
      <style:paragraph-properties fo:margin-left="1.905cm" fo:margin-right="0cm" fo:text-indent="-0.635cm" style:auto-text-indent="false">
        <style:tab-stops/>
      </style:paragraph-properties>
      <style:text-properties style:font-name="MS Trebuchet" fo:font-size="12pt" style:font-size-asian="12pt" style:font-size-complex="12pt"/>
    </style:style>
    <style:style style:name="P22" style:family="paragraph" style:parent-style-name="List_20_Paragraph">
      <style:paragraph-properties fo:margin-left="1.905cm" fo:margin-right="0cm" fo:text-indent="-0.635cm" style:auto-text-indent="false">
        <style:tab-stops/>
      </style:paragraph-properties>
      <style:text-properties style:font-name="MS Trebuchet" fo:font-size="12pt" officeooo:paragraph-rsid="000a2961" style:font-size-asian="12pt" style:font-size-complex="12pt"/>
    </style:style>
    <style:style style:name="P23" style:family="paragraph" style:parent-style-name="List_20_Paragraph">
      <style:paragraph-properties fo:margin-left="1.905cm" fo:margin-right="0cm" fo:text-indent="-0.635cm" style:auto-text-indent="false">
        <style:tab-stops/>
      </style:paragraph-properties>
      <style:text-properties style:font-name="MS Trebuchet" fo:font-size="10pt" style:font-size-asian="10pt" style:font-size-complex="10pt"/>
    </style:style>
    <style:style style:name="P24" style:family="paragraph" style:parent-style-name="List_20_Paragraph">
      <style:paragraph-properties fo:margin-left="1.905cm" fo:margin-right="0cm" fo:text-indent="-0.635cm" style:auto-text-indent="false">
        <style:tab-stops/>
      </style:paragraph-properties>
      <style:text-properties style:font-name="MS Trebuchet" fo:font-size="10pt" officeooo:paragraph-rsid="000a2961" style:font-size-asian="10pt" style:font-size-complex="10pt"/>
    </style:style>
    <style:style style:name="P25" style:family="paragraph" style:parent-style-name="List_20_Paragraph">
      <style:paragraph-properties fo:margin-left="0cm" fo:margin-right="0cm" fo:text-indent="0cm" style:auto-text-indent="false">
        <style:tab-stops/>
      </style:paragraph-properties>
      <style:text-properties fo:font-size="10pt" officeooo:paragraph-rsid="000a2961" style:font-size-asian="10pt" style:font-size-complex="10pt"/>
    </style:style>
    <style:style style:name="P26" style:family="paragraph" style:parent-style-name="Standard">
      <style:paragraph-properties fo:text-align="center" style:justify-single-word="false"/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P27" style:family="paragraph" style:parent-style-name="Standard" style:list-style-name="WW8Num2">
      <style:text-properties fo:font-size="10pt" fo:language="en" fo:country="GB" fo:font-style="italic" style:font-size-asian="10pt" style:font-style-asian="italic" style:font-size-complex="10pt" style:font-style-complex="italic"/>
    </style:style>
    <style:style style:name="P28" style:family="paragraph" style:parent-style-name="Standard" style:list-style-name="WW8Num2">
      <style:paragraph-properties fo:margin-left="0.499cm" fo:margin-right="0cm" fo:text-indent="-0.499cm" style:auto-text-indent="false">
        <style:tab-stops/>
      </style:paragraph-properties>
      <style:text-properties fo:font-size="10pt" fo:language="en" fo:country="GB" fo:font-style="italic" style:font-size-asian="10pt" style:font-style-asian="italic" style:font-size-complex="10pt" style:font-style-complex="italic"/>
    </style:style>
    <style:style style:name="P29" style:family="paragraph" style:parent-style-name="Heading_20_2">
      <style:paragraph-properties fo:text-align="center" style:justify-single-word="false"/>
      <style:text-properties fo:font-size="12pt" fo:language="en" fo:country="GB" officeooo:paragraph-rsid="0007b2f9" style:font-size-asian="12pt" style:font-size-complex="12pt"/>
    </style:style>
    <style:style style:name="P30" style:family="paragraph" style:parent-style-name="Heading_20_2">
      <style:paragraph-properties fo:text-align="center" style:justify-single-word="false"/>
      <style:text-properties fo:font-size="12pt" style:font-size-asian="12pt" style:font-size-complex="12pt"/>
    </style:style>
    <style:style style:name="P31" style:family="paragraph" style:parent-style-name="Heading_20_1">
      <style:paragraph-properties fo:text-align="center" style:justify-single-word="false"/>
      <style:text-properties fo:font-size="10pt" style:font-size-asian="10pt" style:font-size-complex="10pt"/>
    </style:style>
    <style:style style:name="P32" style:family="paragraph" style:parent-style-name="Heading_20_1">
      <style:paragraph-properties fo:text-align="center" style:justify-single-word="false"/>
    </style:style>
    <style:style style:name="P33" style:family="paragraph" style:parent-style-name="Heading_20_1" style:master-page-name="MP0">
      <style:paragraph-properties fo:text-align="center" style:justify-single-word="false" style:page-number="auto" fo:break-before="page"/>
      <style:text-properties fo:font-size="10pt" style:font-size-asian="10pt" style:font-size-complex="10pt"/>
    </style:style>
    <style:style style:name="P34" style:family="paragraph" style:parent-style-name="List_20_Paragraph" style:list-style-name="L12">
      <style:text-properties style:font-name="MS Trebuchet"/>
    </style:style>
    <style:style style:name="P35" style:family="paragraph" style:parent-style-name="List_20_Paragraph" style:list-style-name="L12">
      <style:paragraph-properties>
        <style:tab-stops/>
      </style:paragraph-properties>
      <style:text-properties style:font-name="MS Trebuchet"/>
    </style:style>
    <style:style style:name="P36" style:family="paragraph" style:parent-style-name="List_20_Paragraph" style:list-style-name="L12">
      <style:paragraph-properties>
        <style:tab-stops/>
      </style:paragraph-properties>
      <style:text-properties style:font-name="MS Trebuchet" officeooo:paragraph-rsid="000a2961"/>
    </style:style>
    <style:style style:name="P37" style:family="paragraph" style:parent-style-name="List_20_Paragraph" style:list-style-name="L1">
      <style:paragraph-properties fo:margin-left="1.905cm" fo:margin-right="0cm" fo:text-indent="-0.635cm" style:auto-text-indent="false">
        <style:tab-stops/>
      </style:paragraph-properties>
      <style:text-properties style:font-name="MS Trebuchet" fo:font-size="12pt" style:font-size-asian="12pt" style:font-size-complex="12pt"/>
    </style:style>
    <style:style style:name="P38" style:family="paragraph" style:parent-style-name="List_20_Paragraph" style:list-style-name="L1">
      <style:paragraph-properties fo:margin-left="1.905cm" fo:margin-right="0cm" fo:text-indent="-0.635cm" style:auto-text-indent="false">
        <style:tab-stops/>
      </style:paragraph-properties>
      <style:text-properties style:font-name="MS Trebuchet" fo:font-size="12pt" officeooo:paragraph-rsid="000a2961" style:font-size-asian="12pt" style:font-size-complex="12pt"/>
    </style:style>
    <style:style style:name="P39" style:family="paragraph" style:parent-style-name="List_20_Paragraph" style:list-style-name="L3">
      <style:paragraph-properties fo:margin-left="1.905cm" fo:margin-right="0cm" fo:text-indent="-0.635cm" style:auto-text-indent="false">
        <style:tab-stops/>
      </style:paragraph-properties>
      <style:text-properties style:font-name="MS Trebuchet" fo:font-size="12pt" style:font-size-asian="12pt" style:font-size-complex="12pt"/>
    </style:style>
    <style:style style:name="P40" style:family="paragraph" style:parent-style-name="List_20_Paragraph" style:list-style-name="L4">
      <style:paragraph-properties fo:margin-left="1.905cm" fo:margin-right="0cm" fo:text-indent="-0.635cm" style:auto-text-indent="false">
        <style:tab-stops/>
      </style:paragraph-properties>
      <style:text-properties style:font-name="MS Trebuchet" fo:font-size="12pt" style:font-size-asian="12pt" style:font-size-complex="12pt"/>
    </style:style>
    <style:style style:name="P41" style:family="paragraph" style:parent-style-name="List_20_Paragraph" style:list-style-name="L5">
      <style:paragraph-properties fo:margin-left="1.905cm" fo:margin-right="0cm" fo:text-indent="-0.635cm" style:auto-text-indent="false">
        <style:tab-stops/>
      </style:paragraph-properties>
      <style:text-properties style:font-name="MS Trebuchet" fo:font-size="12pt" style:font-size-asian="12pt" style:font-size-complex="12pt"/>
    </style:style>
    <style:style style:name="P42" style:family="paragraph" style:parent-style-name="List_20_Paragraph" style:list-style-name="L6">
      <style:paragraph-properties fo:margin-left="1.905cm" fo:margin-right="0cm" fo:text-indent="-0.635cm" style:auto-text-indent="false">
        <style:tab-stops/>
      </style:paragraph-properties>
      <style:text-properties style:font-name="MS Trebuchet" fo:font-size="12pt" style:font-size-asian="12pt" style:font-size-complex="12pt"/>
    </style:style>
    <style:style style:name="P43" style:family="paragraph" style:parent-style-name="List_20_Paragraph" style:list-style-name="L6">
      <style:paragraph-properties fo:margin-left="1.905cm" fo:margin-right="0cm" fo:text-indent="-0.635cm" style:auto-text-indent="false">
        <style:tab-stops/>
      </style:paragraph-properties>
      <style:text-properties style:font-name="MS Trebuchet" fo:font-size="12pt" officeooo:paragraph-rsid="000a2961" style:font-size-asian="12pt" style:font-size-complex="12pt"/>
    </style:style>
    <style:style style:name="P44" style:family="paragraph" style:parent-style-name="List_20_Paragraph" style:list-style-name="L7">
      <style:paragraph-properties fo:margin-left="1.905cm" fo:margin-right="0cm" fo:text-indent="-0.635cm" style:auto-text-indent="false">
        <style:tab-stops/>
      </style:paragraph-properties>
      <style:text-properties style:font-name="MS Trebuchet" fo:font-size="12pt" style:font-size-asian="12pt" style:font-size-complex="12pt"/>
    </style:style>
    <style:style style:name="P45" style:family="paragraph" style:parent-style-name="List_20_Paragraph" style:list-style-name="L7">
      <style:paragraph-properties fo:margin-left="1.905cm" fo:margin-right="0cm" fo:text-indent="-0.635cm" style:auto-text-indent="false">
        <style:tab-stops/>
      </style:paragraph-properties>
      <style:text-properties style:font-name="MS Trebuchet" fo:font-size="12pt" officeooo:paragraph-rsid="000a2961" style:font-size-asian="12pt" style:font-size-complex="12pt"/>
    </style:style>
    <style:style style:name="P46" style:family="paragraph" style:parent-style-name="List_20_Paragraph" style:list-style-name="L8">
      <style:paragraph-properties fo:margin-left="1.905cm" fo:margin-right="0cm" fo:text-indent="-0.635cm" style:auto-text-indent="false">
        <style:tab-stops/>
      </style:paragraph-properties>
      <style:text-properties style:font-name="MS Trebuchet" fo:font-size="12pt" style:font-size-asian="12pt" style:font-size-complex="12pt"/>
    </style:style>
    <style:style style:name="P47" style:family="paragraph" style:parent-style-name="List_20_Paragraph" style:list-style-name="L8">
      <style:paragraph-properties fo:margin-left="1.905cm" fo:margin-right="0cm" fo:text-indent="-0.635cm" style:auto-text-indent="false">
        <style:tab-stops/>
      </style:paragraph-properties>
      <style:text-properties style:font-name="MS Trebuchet" fo:font-size="12pt" officeooo:paragraph-rsid="000a2961" style:font-size-asian="12pt" style:font-size-complex="12pt"/>
    </style:style>
    <style:style style:name="P48" style:family="paragraph" style:parent-style-name="List_20_Paragraph" style:list-style-name="L9">
      <style:paragraph-properties fo:margin-left="1.905cm" fo:margin-right="0cm" fo:text-indent="-0.635cm" style:auto-text-indent="false">
        <style:tab-stops/>
      </style:paragraph-properties>
      <style:text-properties style:font-name="MS Trebuchet" fo:font-size="12pt" style:font-size-asian="12pt" style:font-size-complex="12pt"/>
    </style:style>
    <style:style style:name="P49" style:family="paragraph" style:parent-style-name="List_20_Paragraph" style:list-style-name="L9">
      <style:paragraph-properties fo:margin-left="1.905cm" fo:margin-right="0cm" fo:text-indent="-0.635cm" style:auto-text-indent="false">
        <style:tab-stops/>
      </style:paragraph-properties>
      <style:text-properties style:font-name="MS Trebuchet" fo:font-size="12pt" officeooo:paragraph-rsid="000a2961" style:font-size-asian="12pt" style:font-size-complex="12pt"/>
    </style:style>
    <style:style style:name="P50" style:family="paragraph" style:parent-style-name="List_20_Paragraph" style:list-style-name="L10">
      <style:paragraph-properties fo:margin-left="1.905cm" fo:margin-right="0cm" fo:text-indent="-0.635cm" style:auto-text-indent="false">
        <style:tab-stops/>
      </style:paragraph-properties>
      <style:text-properties style:font-name="MS Trebuchet" fo:font-size="12pt" style:font-size-asian="12pt" style:font-size-complex="12pt"/>
    </style:style>
    <style:style style:name="P51" style:family="paragraph" style:parent-style-name="List_20_Paragraph" style:list-style-name="L10">
      <style:paragraph-properties fo:margin-left="1.905cm" fo:margin-right="0cm" fo:text-indent="-0.635cm" style:auto-text-indent="false">
        <style:tab-stops/>
      </style:paragraph-properties>
      <style:text-properties style:font-name="MS Trebuchet" fo:font-size="12pt" officeooo:paragraph-rsid="000a2961" style:font-size-asian="12pt" style:font-size-complex="12pt"/>
    </style:style>
    <style:style style:name="P52" style:family="paragraph" style:parent-style-name="List_20_Paragraph" style:list-style-name="L2">
      <style:paragraph-properties fo:margin-left="1.905cm" fo:margin-right="0cm" fo:text-indent="-0.635cm" style:auto-text-indent="false">
        <style:tab-stops/>
      </style:paragraph-properties>
      <style:text-properties style:font-name="MS Trebuchet" fo:font-size="12pt" style:font-size-asian="12pt" style:font-size-complex="12pt"/>
    </style:style>
    <style:style style:name="P53" style:family="paragraph" style:parent-style-name="List_20_Paragraph" style:list-style-name="L1">
      <style:paragraph-properties fo:margin-left="1.905cm" fo:margin-right="0cm" fo:text-indent="-0.635cm" style:auto-text-indent="false">
        <style:tab-stops/>
      </style:paragraph-properties>
      <style:text-properties style:font-name="MS Trebuchet" fo:font-size="12pt" officeooo:paragraph-rsid="000a2961" style:font-size-asian="12pt" style:language-asian="en" style:country-asian="IN" style:font-name-complex="Times New Roman2" style:font-size-complex="12pt"/>
    </style:style>
    <style:style style:name="P54" style:family="paragraph" style:parent-style-name="List_20_Paragraph" style:list-style-name="L11">
      <style:paragraph-properties fo:margin-left="1.905cm" fo:margin-right="0cm" fo:text-indent="-0.635cm" style:auto-text-indent="false">
        <style:tab-stops/>
      </style:paragraph-properties>
      <style:text-properties style:font-name="MS Trebuchet" fo:font-size="12pt" style:font-size-asian="12pt" style:language-asian="en" style:country-asian="IN" style:font-name-complex="Times New Roman2" style:font-size-complex="12pt"/>
    </style:style>
    <style:style style:name="P55" style:family="paragraph" style:parent-style-name="List_20_Paragraph" style:list-style-name="L11">
      <style:paragraph-properties fo:margin-left="1.905cm" fo:margin-right="0cm" fo:text-indent="-0.635cm" style:auto-text-indent="false">
        <style:tab-stops/>
      </style:paragraph-properties>
      <style:text-properties style:font-name="MS Trebuchet" fo:font-size="12pt" officeooo:paragraph-rsid="000a2961" style:font-size-asian="12pt" style:language-asian="en" style:country-asian="IN" style:font-name-complex="Times New Roman2" style:font-size-complex="12pt"/>
    </style:style>
    <style:style style:name="P56" style:family="paragraph" style:parent-style-name="List_20_Paragraph" style:list-style-name="L11">
      <style:paragraph-properties fo:margin-left="1.905cm" fo:margin-right="0cm" style:line-height-at-least="0.496cm" fo:text-indent="-0.635cm" style:auto-text-indent="false">
        <style:tab-stops/>
      </style:paragraph-properties>
      <style:text-properties style:font-name="MS Trebuchet" fo:font-size="12pt" style:font-size-asian="12pt" style:language-asian="en" style:country-asian="IN" style:font-name-complex="Times New Roman2" style:font-size-complex="12pt"/>
    </style:style>
    <style:style style:name="P57" style:family="paragraph" style:parent-style-name="List_20_Paragraph" style:list-style-name="L1">
      <style:paragraph-properties fo:margin-left="1.905cm" fo:margin-right="0cm" fo:text-indent="-0.635cm" style:auto-text-indent="false">
        <style:tab-stops/>
      </style:paragraph-properties>
      <style:text-properties style:font-name="MS Trebuchet" fo:font-size="10pt" officeooo:paragraph-rsid="000a2961" style:font-size-asian="10pt" style:font-size-complex="10pt"/>
    </style:style>
    <style:style style:name="P58" style:family="paragraph" style:parent-style-name="List_20_Paragraph">
      <style:paragraph-properties fo:margin-left="1.905cm" fo:margin-right="0cm" fo:text-indent="-0.635cm" style:auto-text-indent="false">
        <style:tab-stops/>
      </style:paragraph-properties>
      <style:text-properties style:font-name="MS Trebuchet" fo:font-size="10pt" officeooo:paragraph-rsid="000a2961" style:font-size-asian="10pt" style:language-asian="en" style:country-asian="IN" style:font-name-complex="Times New Roman2" style:font-size-complex="10pt"/>
    </style:style>
    <style:style style:name="P59" style:family="paragraph" style:parent-style-name="List_20_Paragraph">
      <style:paragraph-properties fo:margin-left="1.905cm" fo:margin-right="0cm" fo:text-indent="-0.635cm" style:auto-text-indent="false">
        <style:tab-stops/>
      </style:paragraph-properties>
      <style:text-properties style:font-name="Verdana" fo:font-size="10pt" officeooo:paragraph-rsid="000a2961" style:font-size-asian="10pt" style:language-asian="en" style:country-asian="IN" style:font-name-complex="Times New Roman2" style:font-size-complex="10pt"/>
    </style:style>
    <style:style style:name="P60" style:family="paragraph" style:parent-style-name="List_20_Paragraph" style:list-style-name="L5">
      <style:paragraph-properties fo:margin-left="1.905cm" fo:margin-right="0cm" fo:text-indent="0cm" style:auto-text-indent="false"/>
      <style:text-properties style:font-name="MS Trebuchet" fo:font-size="12pt" style:font-size-asian="12pt" style:font-size-complex="12pt"/>
    </style:style>
    <style:style style:name="T1" style:family="text">
      <style:text-properties style:language-asian="en" style:country-asian="IN" style:language-complex="ar" style:country-complex="SA"/>
    </style:style>
    <style:style style:name="T2" style:family="text">
      <style:text-properties style:font-name="DejaVu Sans" fo:font-size="11pt" style:font-size-asian="11pt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T6" style:family="text">
      <style:text-properties fo:font-size="10pt" fo:language="en" fo:country="GB" fo:font-weight="bold" officeooo:rsid="0007b2f9" style:font-size-asian="10pt" style:font-weight-asian="bold" style:font-size-complex="10pt" style:font-weight-complex="bold"/>
    </style:style>
    <style:style style:name="T7" style:family="text">
      <style:text-properties fo:font-size="10pt" fo:language="en" fo:country="GB" style:font-size-asian="10pt" style:font-size-complex="10pt"/>
    </style:style>
    <style:style style:name="T8" style:family="text">
      <style:text-properties fo:font-size="10pt" fo:language="en" fo:country="GB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9" style:family="text">
      <style:text-properties fo:font-size="10pt" fo:language="en" fo:country="GB" fo:font-style="italic" fo:font-weight="bold" officeooo:rsid="0007b2f9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font-size="10pt" fo:language="en" fo:country="GB" fo:font-style="italic" style:font-size-asian="10pt" style:font-style-asian="italic" style:font-size-complex="10pt" style:font-style-complex="italic"/>
    </style:style>
    <style:style style:name="T11" style:family="text">
      <style:text-properties fo:color="#000000" style:font-name="Trebuchet MS" fo:font-size="10pt" fo:background-color="#ffffff" loext:char-shading-value="0" style:font-size-asian="10pt" style:font-name-complex="Tahoma" style:font-size-complex="10pt"/>
    </style:style>
    <style:style style:name="T12" style:family="text">
      <style:text-properties style:font-name="Times New Roman" fo:font-size="10pt" fo:font-style="italic" style:font-name-asian="DejaVu Sans" style:font-size-asian="10pt" style:font-style-asian="italic" style:font-name-complex="DejaVu Sans" style:font-size-complex="10pt" style:font-style-complex="italic"/>
    </style:style>
    <style:style style:name="T13" style:family="text">
      <style:text-properties style:font-name="Times New Roman" fo:font-size="14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14" style:family="text">
      <style:text-properties officeooo:rsid="0007b2f9"/>
    </style:style>
    <style:style style:name="T15" style:family="text">
      <style:text-properties officeooo:rsid="0009631b"/>
    </style:style>
    <style:style style:name="T16" style:family="text">
      <style:text-properties officeooo:rsid="000c917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.023cm" fo:border="2.01pt solid #000000" style:writing-mode="lr-tb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Emertxe Information Technologies (P) Ltd.</text:h>
      <text:h text:style-name="P31" text:outline-level="1">Evaluation Question Paper</text:h>
      <text:h text:style-name="P32" text:outline-level="1"><text:span text:style-name="Default_20_Paragraph_20_Font"><text:span text:style-name="T4">Subject: </text:span></text:span><text:span text:style-name="Default_20_Paragraph_20_Font"><text:span text:style-name="T11">Java Programming I</text:span></text:span></text:h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text:span text:style-name="Default_20_Paragraph_20_Font"><text:span text:style-name="T5">Duration: </text:span></text:span><text:span text:style-name="Default_20_Paragraph_20_Font"><text:span text:style-name="T6">2</text:span></text:span><text:span text:style-name="Default_20_Paragraph_20_Font"><text:span text:style-name="T7"> hours</text:span></text:span></text:p>
          </table:table-cell>
          <table:table-cell table:style-name="Table1.B1" office:value-type="string">
            <text:p text:style-name="P7"><text:span text:style-name="Default_20_Paragraph_20_Font"><text:span text:style-name="T8">Max. Marks: </text:span></text:span><text:span text:style-name="Default_20_Paragraph_20_Font"><text:span text:style-name="T9">50</text:span></text:span></text:p>
          </table:table-cell>
        </table:table-row>
      </table:table>
      <text:p text:style-name="P6"/>
      <text:p text:style-name="Standard"><draw:frame draw:style-name="fr1" draw:name="Text Box 3" text:anchor-type="paragraph" svg:x="2.328cm" svg:y="0.168cm" svg:width="13.665cm" style:rel-width="scale" svg:height="4.378cm" style:rel-height="scale" draw:z-index="0"><draw:text-box><text:p text:style-name="Normal"><text:span text:style-name="Default_20_Paragraph_20_Font"><text:span text:style-name="T12">To be filled by candidate <text:s text:c="82"/></text:span></text:span></text:p><text:p text:style-name="P11"><text:span text:style-name="Default_20_Paragraph_20_Font"><text:span text:style-name="T13">Name: <text:s text:c="50"/></text:span></text:span></text:p><text:p text:style-name="P11"><text:span text:style-name="Default_20_Paragraph_20_Font"><text:span text:style-name="T13">Login ID: <text:s text:c="50"/></text:span></text:span></text:p><text:p text:style-name="P11"><text:span text:style-name="Default_20_Paragraph_20_Font"><text:span text:style-name="T13">Date: <text:s text:c="52"/></text:span></text:span></text:p><text:p text:style-name="Normal"/></draw:text-box></draw:frame><text:span text:style-name="Default_20_Paragraph_20_Font"><text:span text:style-name="T10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o be filled by Emertxe</text:p>
      <text:p text:style-name="P26">Score Chart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2">S No</text:p>
            </table:table-cell>
            <table:table-cell table:style-name="Table2.A1" office:value-type="string">
              <text:p text:style-name="P12">Topic</text:p>
            </table:table-cell>
            <table:table-cell table:style-name="Table2.A1" office:value-type="string">
              <text:p text:style-name="P12">MM</text:p>
            </table:table-cell>
            <table:table-cell table:style-name="Table2.D1" office:value-type="string">
              <text:p text:style-name="P12">SM</text:p>
            </table:table-cell>
          </table:table-row>
        </table:table-header-rows>
        <table:table-row>
          <table:table-cell table:style-name="Table2.A2" office:value-type="string">
            <text:p text:style-name="P13">1</text:p>
          </table:table-cell>
          <table:table-cell table:style-name="Table2.B2" office:value-type="string">
            <text:p text:style-name="P14">Section A - Multiple choice (1<text:span text:style-name="T14">0</text:span>)</text:p>
          </table:table-cell>
          <table:table-cell table:style-name="Table2.C2" office:value-type="string">
            <text:p text:style-name="P15">10</text:p>
          </table:table-cell>
          <table:table-cell table:style-name="Table2.D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3">2</text:p>
          </table:table-cell>
          <table:table-cell table:style-name="Table2.B3" office:value-type="string">
            <text:p text:style-name="P14">Section B – Subjective (<text:span text:style-name="T14">8</text:span>)</text:p>
          </table:table-cell>
          <table:table-cell table:style-name="Table2.C3" office:value-type="string">
            <text:p text:style-name="P15">40</text:p>
          </table:table-cell>
          <table:table-cell table:style-name="Table2.D3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7">3</text:p>
          </table:table-cell>
          <table:table-cell table:style-name="Table2.B4" office:value-type="string">
            <text:p text:style-name="P14">Total Marks</text:p>
          </table:table-cell>
          <table:table-cell table:style-name="Table2.C4" office:value-type="string">
            <text:p text:style-name="P15">50</text:p>
          </table:table-cell>
          <table:table-cell table:style-name="Table2.D4" office:value-type="string">
            <text:p text:style-name="P14"/>
          </table:table-cell>
        </table:table-row>
      </table:table>
      <text:p text:style-name="P6"/>
      <text:p text:style-name="P5">Points to Note:</text:p>
      <text:p text:style-name="P2"/>
      <text:list xml:id="list1606193578511974221" text:style-name="WW8Num2">
        <text:list-item text:start-value="1">
          <text:p text:style-name="P27"><text:s text:c="2"/>Answer in the question paper itself for multiple choice and questions for which space is given. Otherwise use extra <text:s/>sheets <text:s/>and clearly mark the question numbers.</text:p>
        </text:list-item>
        <text:list-item>
          <text:p text:style-name="P27"><text:s text:c="2"/>For Multiple choice circle the correct answer or tick on the left side of the answer</text:p>
        </text:list-item>
        <text:list-item>
          <text:p text:style-name="P28"><text:tab/>Plan your time well so as to attempt all questions.</text:p>
        </text:list-item>
        <text:list-item>
          <text:p text:style-name="P28"><text:tab/>Keep the answer sheets neat. Use rough sheets for workout.</text:p>
        </text:list-item>
        <text:list-item>
          <text:p text:style-name="P28"><text:tab/>There is no negative marking. No question is optional.</text:p>
        </text:list-item>
        <text:list-item>
          <text:p text:style-name="P28"><text:tab/>Staple the sheets together in order</text:p>
        </text:list-item>
      </text:list>
      <text:p text:style-name="P2"/>
      <text:p text:style-name="P4">Good luck!!</text:p>
      <text:h text:style-name="P29" text:outline-level="2">Section A (1<text:span text:style-name="T14">0</text:span> Questions. <text:span text:style-name="T14">1</text:span> marks each)</text:h>
      <text:p text:style-name="P9"/>
      <text:list xml:id="list7611296312490702793" text:style-name="L1">
        <text:list-item>
          <text:p text:style-name="P37">Which is of the following is not true about constructor:</text:p>
        </text:list-item>
      </text:list>
      <text:p text:style-name="P23"/>
      <text:list xml:id="list85641550747225616" text:style-name="L2">
        <text:list-item>
          <text:p text:style-name="P52">Constructor initialize the object</text:p>
        </text:list-item>
        <text:list-item>
          <text:p text:style-name="P52">Constructor name and class name is same</text:p>
        </text:list-item>
        <text:list-item>
          <text:p text:style-name="P52">Constructor can be overloaded</text:p>
        </text:list-item>
        <text:list-item>
          <text:p text:style-name="P52">Constructor can be overridden</text:p>
        </text:list-item>
        <text:list-item>
          <text:p text:style-name="P52"><text:soft-page-break/>‘super()’ is written as the first statement in every constructor</text:p>
        </text:list-item>
      </text:list>
      <text:p text:style-name="P20"/>
      <text:list xml:id="list625625181309" text:continue-list="list7611296312490702793" text:style-name="L1">
        <text:list-item>
          <text:p text:style-name="P37">Which of the following is true about a source file:</text:p>
        </text:list-item>
      </text:list>
      <text:p text:style-name="P23"/>
      <text:list xml:id="list6299036550533220837" text:style-name="L3">
        <text:list-item>
          <text:p text:style-name="P39">There can be more than one package in one source file</text:p>
        </text:list-item>
        <text:list-item>
          <text:p text:style-name="P39">There can be many import statement in one source file</text:p>
        </text:list-item>
        <text:list-item>
          <text:p text:style-name="P39">There can be only class in a source file</text:p>
        </text:list-item>
        <text:list-item>
          <text:p text:style-name="P39">There can be only one public class in a source file</text:p>
        </text:list-item>
      </text:list>
      <text:p text:style-name="P23"/>
      <text:list xml:id="list625648169420" text:continue-list="list625625181309" text:style-name="L1">
        <text:list-item>
          <text:p text:style-name="P37">Which are true identifiers:</text:p>
        </text:list-item>
      </text:list>
      <text:p text:style-name="P21"/>
      <text:list xml:id="list1917492686700379795" text:style-name="L4">
        <text:list-item>
          <text:p text:style-name="P40">7abc_</text:p>
        </text:list-item>
        <text:list-item>
          <text:p text:style-name="P40">_7abc</text:p>
        </text:list-item>
        <text:list-item>
          <text:p text:style-name="P40">$_7abc</text:p>
        </text:list-item>
        <text:list-item>
          <text:p text:style-name="P40">abc</text:p>
        </text:list-item>
      </text:list>
      <text:p text:style-name="P23"/>
      <text:list xml:id="list625714171658" text:continue-list="list625648169420" text:style-name="L1">
        <text:list-item>
          <text:p text:style-name="P37">If Vehicle is the parent class of Car class then which of the following is the correct:</text:p>
        </text:list-item>
      </text:list>
      <text:p text:style-name="P21"/>
      <text:list xml:id="list5506779082200434658" text:style-name="L5">
        <text:list-item>
          <text:p text:style-name="P41">Vehicle v1 = new Car();</text:p>
        </text:list-item>
        <text:list-item>
          <text:p text:style-name="P41">Vehicle v2 = new Vehicle();</text:p>
        </text:list-item>
        <text:list-item>
          <text:p text:style-name="P41">Vehicle v3 = new Car();</text:p>
          <text:p text:style-name="P60">Car c = (Car)v3;</text:p>
        </text:list-item>
        <text:list-item>
          <text:p text:style-name="P41">All</text:p>
        </text:list-item>
      </text:list>
      <text:p text:style-name="P23"/>
      <text:list xml:id="list625739182530" text:continue-list="list625714171658" text:style-name="L1">
        <text:list-item>
          <text:p text:style-name="P38">Which are the correct declaration of a Multi dimensional array:</text:p>
        </text:list-item>
      </text:list>
      <text:p text:style-name="P22"/>
      <text:list xml:id="list2449119903257935080" text:style-name="L6">
        <text:list-item>
          <text:p text:style-name="P43">Int [][] md = new int[][5];</text:p>
        </text:list-item>
        <text:list-item>
          <text:p text:style-name="P42">Int [] [] md = new int[5][5];</text:p>
        </text:list-item>
        <text:list-item>
          <text:p text:style-name="P42">Int [] [] md = new int[5][];</text:p>
        </text:list-item>
        <text:list-item>
          <text:p text:style-name="P42">Int [][] md;</text:p>
        </text:list-item>
      </text:list>
      <text:p text:style-name="P24"/>
      <text:p text:style-name="P24"/>
      <text:list xml:id="list625764165048" text:continue-list="list625739182530" text:style-name="L1">
        <text:list-item>
          <text:p text:style-name="P38">Which of the following is not true about method overriding:</text:p>
        </text:list-item>
      </text:list>
      <text:p text:style-name="P22"/>
      <text:list xml:id="list559980258893367575" text:style-name="L7">
        <text:list-item>
          <text:p text:style-name="P45">The name of the method should be same in parent and child class</text:p>
        </text:list-item>
        <text:list-item>
          <text:p text:style-name="P44">The return type should be same in parent and child class</text:p>
        </text:list-item>
        <text:list-item>
          <text:p text:style-name="P44">Argument <text:s/>list must be the same.</text:p>
        </text:list-item>
        <text:list-item>
          <text:p text:style-name="P44">Overridden method can be less accessible</text:p>
        </text:list-item>
      </text:list>
      <text:p text:style-name="P24"/>
      <text:list xml:id="list625786181418" text:continue-list="list625764165048" text:style-name="L1">
        <text:list-item>
          <text:p text:style-name="P38">Which of the following is not true about super and this keyword:</text:p>
        </text:list-item>
      </text:list>
      <text:p text:style-name="P22"/>
      <text:list xml:id="list6532166729827196188" text:style-name="L8">
        <text:list-item>
          <text:p text:style-name="P47">The keyword super is used in a class to refer to its super class variable and methods.</text:p>
        </text:list-item>
        <text:list-item>
          <text:p text:style-name="P46">‘This’ can be used to refer the current class instance variable</text:p>
        </text:list-item>
        <text:list-item>
          <text:p text:style-name="P46">‘This’ can be used to call the constructor of its own class</text:p>
        </text:list-item>
        <text:list-item>
          <text:p text:style-name="P46">‘This’ <text:s/>can be used inside static and non-static method as well.</text:p>
        </text:list-item>
      </text:list>
      <text:p text:style-name="P24"><text:soft-page-break/></text:p>
      <text:list xml:id="list625808163395" text:continue-list="list625786181418" text:style-name="L1">
        <text:list-item>
          <text:p text:style-name="P38">Which of the following is true statements:</text:p>
        </text:list-item>
      </text:list>
      <text:p text:style-name="P22"/>
      <text:list xml:id="list7559493587367023893" text:style-name="L9">
        <text:list-item>
          <text:p text:style-name="P49">Static, final and private methods are never overridden.</text:p>
        </text:list-item>
        <text:list-item>
          <text:p text:style-name="P48">A static import access the static members of a class</text:p>
        </text:list-item>
        <text:list-item>
          <text:p text:style-name="P48">Abstract class must define abstract methods.</text:p>
        </text:list-item>
        <text:list-item>
          <text:p text:style-name="P48">Interface method is by default public and abstract</text:p>
        </text:list-item>
      </text:list>
      <text:p text:style-name="P24"/>
      <text:list xml:id="list625830175381" text:continue-list="list625808163395" text:style-name="L1">
        <text:list-header>
          <text:p text:style-name="P57"/>
        </text:list-header>
        <text:list-item>
          <text:p text:style-name="P53">You want subclasses in any package to have access to members of a superclass. Which is the most restrictive access that accomplishes this objective?</text:p>
        </text:list-item>
      </text:list>
      <text:p text:style-name="P22"/>
      <text:list xml:id="list6262672766602110221" text:style-name="L10">
        <text:list-item>
          <text:p text:style-name="P51">Public </text:p>
        </text:list-item>
        <text:list-item>
          <text:p text:style-name="P50">Private</text:p>
        </text:list-item>
        <text:list-item>
          <text:p text:style-name="P50">Protected </text:p>
        </text:list-item>
        <text:list-item>
          <text:p text:style-name="P50">Default</text:p>
        </text:list-item>
      </text:list>
      <text:p text:style-name="P58"/>
      <text:list xml:id="list625855161274" text:continue-list="list625830175381" text:style-name="L1">
        <text:list-item>
          <text:p text:style-name="P53">Which three form part of correct array declarations?</text:p>
        </text:list-item>
      </text:list>
      <text:p text:style-name="P22"/>
      <text:list xml:id="list5523793630738246516" text:style-name="L11">
        <text:list-item>
          <text:p text:style-name="P55">public int a [ ]</text:p>
        </text:list-item>
        <text:list-item>
          <text:p text:style-name="P56">static int [ ] a</text:p>
        </text:list-item>
        <text:list-item>
          <text:p text:style-name="P56">public [ ] int a</text:p>
        </text:list-item>
        <text:list-item>
          <text:p text:style-name="P56">private int a [3]</text:p>
        </text:list-item>
        <text:list-item>
          <text:p text:style-name="P56">private int [3] a [ ]</text:p>
        </text:list-item>
        <text:list-item>
          <text:p text:style-name="P54">public final int [ ] a</text:p>
        </text:list-item>
      </text:list>
      <text:p text:style-name="P59"/>
      <text:p text:style-name="P25"/>
      <text:h text:style-name="P30" text:outline-level="2">Section B (<text:span text:style-name="T15">8</text:span> Questions. 5 marks each)</text:h>
      <text:p text:style-name="P18"/>
      <text:list xml:id="list3337902486614341900" text:style-name="L12">
        <text:list-item>
          <text:p text:style-name="P34">Explain the features of Java programming language.</text:p>
        </text:list-item>
        <text:list-item>
          <text:p text:style-name="P36">What is <text:span text:style-name="T16">the </text:span>role of a constructor in <text:span text:style-name="T16">a </text:span>java program?</text:p>
        </text:list-item>
        <text:list-item>
          <text:p text:style-name="P35">Explain of type of operator in Java with example.</text:p>
        </text:list-item>
        <text:list-item>
          <text:p text:style-name="P35">Explain the difference between stack and heap memory area of the JVM.</text:p>
        </text:list-item>
        <text:list-item>
          <text:p text:style-name="P35">Explain the boxing, auto-boxing and un-boxing and auto-un-boxing in java.</text:p>
        </text:list-item>
        <text:list-item>
          <text:p text:style-name="P35">What is the difference between inheritance and polymorphism?</text:p>
        </text:list-item>
        <text:list-item>
          <text:p text:style-name="P35">What are the difference between abstract class and interface.</text:p>
        </text:list-item>
        <text:list-item>
          <text:p text:style-name="P35">Create a class to count the total number of instance by using static variable. [ e.g Car c1 = new Car(); Car c2 = new Car(); the output should be 2]</text:p>
        </text:list-item>
      </text:list>
      <text:p text:style-name="List_20_Paragraph"/>
      <text:p text:style-name="P1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DejaVu Sans" svg:font-family="'DejaVu Sans'" style:font-family-generic="modern"/>
    <style:font-face style:name="DejaVu Sans Mono" svg:font-family="'DejaVu Sans Mono'" style:font-family-generic="modern"/>
    <style:font-face style:name="Times New Roman2" svg:font-family="'Times New Roman'" style:font-family-generic="modern"/>
    <style:font-face style:name="Liberation Serif1" svg:font-family="'Liberation Serif'" style:font-family-generic="roman"/>
    <style:font-face style:name="Verdana" svg:font-family="Verdana" style:font-family-generic="roman"/>
    <style:font-face style:name="MS Trebuchet" svg:font-family="'MS Trebuchet'" style:font-family-generic="swiss"/>
    <style:font-face style:name="OpenSymbol" svg:font-family="OpenSymbol, 'Arial Unicode MS'" style:font-family-generic="system"/>
    <style:font-face style:name="Times New Roman1" svg:font-family="'Times New Roman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normal" style:letter-kerning="true" style:font-name-asian="AR PL KaitiM GB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normal" style:letter-kerning="true" fo:background-color="transparent" style:font-name-asian="AR PL KaitiM GB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DejaVu Sans" style:font-family-asian="'DejaVu Sans'" style:font-family-generic-asian="modern" style:font-name-complex="DejaVu Sans" style:font-family-complex="'DejaVu Sans'" style:font-family-generic-complex="moder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WW-Table_20_Contents1" style:display-name="WW-Table Contents1" style:family="paragraph" style:parent-style-name="Text_20_body">
      <style:paragraph-properties fo:hyphenation-ladder-count="no-limit" text:number-lines="false" text:line-number="0"/>
      <style:text-properties fo:hyphenate="false"/>
    </style:style>
    <style:style style:name="WW-Table_20_Heading1" style:display-name="WW-Table Heading1" style:family="paragraph" style:parent-style-name="WW-Table_20_Contents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family="'DejaVu Sans Mono'" style:font-family-generic="modern" fo:font-size="10pt" style:font-size-asian="10pt" style:font-name-complex="DejaVu Sans Mono" style:font-family-complex="'DejaVu Sans Mono'" style:font-family-generic-complex="modern" style:font-size-complex="10pt" fo:hyphenate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family-generic="system" style:font-name-asian="OpenSymbol" style:font-family-asian="OpenSymbol, 'Arial Unicode MS'" style:font-family-generic-asian="system" style:font-name-complex="OpenSymbol" style:font-family-complex="OpenSymbol, 'Arial Unicode MS'" style:font-family-generic-complex="system"/>
    </style:style>
    <style:style style:name="Source_20_Text" style:display-name="Source Text" style:family="text">
      <style:text-properties style:font-name="DejaVu Sans Mono" fo:font-family="'DejaVu Sans Mono'" style:font-family-generic="modern" style:font-name-asian="DejaVu Sans" style:font-family-asian="'DejaVu Sans'" style:font-family-generic-asian="modern" style:font-name-complex="DejaVu Sans Mono" style:font-family-complex="'DejaVu Sans Mono'" style:font-family-generic-complex="modern"/>
    </style:style>
    <style:style style:name="ListLabel_20_1" style:display-name="ListLabel 1" style:family="text">
      <style:text-properties style:font-name="Liberation Serif1" fo:font-family="'Liberation Serif'" style:font-family-generic="roman" style:font-name-complex="Times New Roman1" style:font-family-complex="'Times New Roman'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16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language-asian="en" style:country-asian="IN" style:language-complex="ar" style:country-complex="SA"/>
    </style:style>
    <style:style style:name="MT2" style:family="text">
      <style:text-properties style:font-name="DejaVu Sans" fo:font-size="11pt" style:font-size-asian="11pt" style:font-size-complex="11pt"/>
    </style:style>
    <style:style style:name="MT3" style:family="text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07cm" fo:margin-bottom="2.007cm" fo:margin-left="0.834cm" fo:margin-right="2.007cm" fo:border="0.26pt solid #000000" fo:padding="0.035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986cm" fo:margin-left="0cm" fo:margin-right="0cm" fo:margin-bottom="0cm" style:dynamic-spacing="true"/>
      </style:header-style>
      <style:footer-style>
        <style:header-footer-properties fo:min-height="0.94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Default_20_Paragraph_20_Font"><text:span text:style-name="MT1"/></text:span></text:p>
      </style:header>
      <style:footer>
        <text:p text:style-name="MP1"><text:span text:style-name="Default_20_Paragraph_20_Font"><text:span text:style-name="MT2">Page <text:s/></text:span></text:span><text:span text:style-name="Default_20_Paragraph_20_Font"><text:span text:style-name="MT3"><text:page-number text:select-page="current">3</text:page-number></text:span></text:span><text:span text:style-name="Default_20_Paragraph_20_Font"><text:span text:style-name="MT2"> / </text:span></text:span><text:span text:style-name="Default_20_Paragraph_20_Font"><text:span text:style-name="MT3"><text:page-count style:num-format="1">3</text:page-count></text:span></text:span><text:span text:style-name="Default_20_Paragraph_20_Font"><text:span text:style-name="MT2"> <text:s text:c="40"/></text:span></text:span><text:span text:style-name="Default_20_Paragraph_20_Font"><text:span text:style-name="MT3">Emertxe Information Technologies Pvt Ltd <text:s/></text:span></text:span><text:span text:style-name="Default_20_Paragraph_20_Font"><text:span text:style-name="MT2">©</text:span></text:span><text:span text:style-name="Default_20_Paragraph_20_Font"><text:span text:style-name="MT3"> 2012-2014 <text:s text:c="60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meta:initial-creator>VIKASH</meta:initial-creator>
    <meta:creation-date>2010-09-07T12:54:00Z</meta:creation-date>
    <dc:date>2015-02-26T00:06:24.535000000</dc:date>
    <meta:editing-cycles>18</meta:editing-cycles>
    <meta:editing-duration>PT3H43M39S</meta:editing-duration>
    <meta:document-statistic meta:table-count="2" meta:image-count="0" meta:object-count="0" meta:page-count="3" meta:paragraph-count="97" meta:word-count="711" meta:character-count="3998" meta:non-whitespace-character-count="3095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D:/Emertxe%20Information%20Technology%20(P)%20Ltd/Java%20test-2.odt/Normal"/>
  </office:meta>
</office:document-meta>
</file>